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a8b6e" officeooo:paragraph-rsid="001a8b6e" style:font-size-asian="10.5pt" style:font-size-complex="12pt"/>
    </style:style>
    <style:style style:name="P10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1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2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T1" style:family="text">
      <style:text-properties officeooo:rsid="001a222e"/>
    </style:style>
    <style:style style:name="T2" style:family="text">
      <style:text-properties officeooo:rsid="001bde1e"/>
    </style:style>
    <style:style style:name="T3" style:family="text">
      <style:text-properties officeooo:rsid="001c6edb"/>
    </style:style>
    <style:style style:name="T4" style:family="text">
      <style:text-properties officeooo:rsid="001e6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4">Geometry</text:span> <text:s text:c="2"/>/ <text:s text:c="2"/>- <text:s text:c="2"/>/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8">Guided Notes</text:p>
          </table:table-cell>
          <table:table-cell table:style-name="Table1.F2" office:value-type="string">
            <text:p text:style-name="P8">Ppt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5:01:34.873460452</dc:date>
    <meta:editing-duration>PT11M4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21" meta:word-count="41" meta:character-count="264" meta:non-whitespace-character-count="230"/>
  </office:meta>
</office:document-meta>
</file>